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604in" fo:margin-left="-0.4722in" fo:margin-top="0in" fo:margin-bottom="0in" table:align="left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9056in"/>
    </style:style>
    <style:style style:name="Table1.F" style:family="table-column">
      <style:table-column-properties style:column-width="0.9271in"/>
    </style:style>
    <style:style style:name="Table1.G" style:family="table-column">
      <style:table-column-properties style:column-width="1.31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B2" style:family="table-cell">
      <style:table-cell-properties style:vertical-align="" fo:background-color="#ffff00" fo:padding="0.0694in" fo:border="1pt solid #ffffff">
        <style:background-image/>
      </style:table-cell-properties>
    </style:style>
    <style:style style:name="Table1.D2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F2" style:family="table-cell">
      <style:table-cell-properties style:vertical-align="" fo:background-color="#ff0000" fo:padding="0.0694in" fo:border="1pt solid #ffffff">
        <style:background-image/>
      </style:table-cell-properties>
    </style:style>
    <style:style style:name="Table1.3" style:family="table-row">
      <style:table-row-properties style:min-row-height="0.3333in" fo:keep-together="auto"/>
    </style:style>
    <style:style style:name="Table1.B4" style:family="table-cell">
      <style:table-cell-properties style:vertical-align="" fo:background-color="#93c47d" fo:padding="0.0694in" fo:border="1pt solid #ffffff">
        <style:background-image/>
      </style:table-cell-properties>
    </style:style>
    <style:style style:name="Table1.B6" style:family="table-cell">
      <style:table-cell-properties style:vertical-align="" fo:background-color="#38761d" fo:padding="0.0694in" fo:border="1pt solid #ffffff">
        <style:background-image/>
      </style:table-cell-properties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0.4264in"/>
    </style:style>
    <style:style style:name="Table2.B" style:family="table-column">
      <style:table-column-properties style:column-width="5.82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8761d" fo:padding="0.0694in" fo:border="2.25pt solid #ffffff">
        <style:background-image/>
      </style:table-cell-properties>
    </style:style>
    <style:style style:name="Table2.B1" style:family="table-cell">
      <style:table-cell-properties style:vertical-align="" fo:padding="0.0694in" fo:border="2.25pt solid #ffffff"/>
    </style:style>
    <style:style style:name="Table2.A2" style:family="table-cell">
      <style:table-cell-properties style:vertical-align="" fo:background-color="#b6d7a8" fo:padding="0.0694in" fo:border="2.25pt solid #ffffff">
        <style:background-image/>
      </style:table-cell-properties>
    </style:style>
    <style:style style:name="Table2.B2" style:family="table-cell">
      <style:table-cell-properties style:vertical-align="" fo:padding="0.0694in" fo:border="2.25pt solid #ffffff"/>
    </style:style>
    <style:style style:name="Table2.A3" style:family="table-cell">
      <style:table-cell-properties style:vertical-align="" fo:background-color="#ffff00" fo:padding="0.0694in" fo:border="2.25pt solid #ffffff">
        <style:background-image/>
      </style:table-cell-properties>
    </style:style>
    <style:style style:name="Table2.B3" style:family="table-cell">
      <style:table-cell-properties style:vertical-align="" fo:padding="0.0694in" fo:border="2.25pt solid #ffffff"/>
    </style:style>
    <style:style style:name="Table2.A4" style:family="table-cell">
      <style:table-cell-properties style:vertical-align="" fo:background-color="#f6b26b" fo:padding="0.0694in" fo:border="2.25pt solid #ffffff">
        <style:background-image/>
      </style:table-cell-properties>
    </style:style>
    <style:style style:name="Table2.B4" style:family="table-cell">
      <style:table-cell-properties style:vertical-align="" fo:padding="0.0694in" fo:border="2.25pt solid #ffffff"/>
    </style:style>
    <style:style style:name="Table2.A5" style:family="table-cell">
      <style:table-cell-properties style:vertical-align="" fo:background-color="#ff0000" fo:padding="0.0694in" fo:border="2.25pt solid #ffffff">
        <style:background-image/>
      </style:table-cell-properties>
    </style:style>
    <style:style style:name="Table2.B5" style:family="table-cell">
      <style:table-cell-properties style:vertical-align="" fo:padding="0.0694in" fo:border="2.25pt solid #ffffff"/>
    </style:style>
    <style:style style:name="Table2.A6" style:family="table-cell">
      <style:table-cell-properties style:vertical-align="" fo:background-color="#ffffff" fo:padding="0.0694in" fo:border="2.25pt solid #ffffff">
        <style:background-image/>
      </style:table-cell-properties>
    </style:style>
    <style:style style:name="Table2.B6" style:family="table-cell">
      <style:table-cell-properties style:vertical-align="" fo:padding="0.0694in" fo:border="2.25pt solid #ffffff"/>
    </style:style>
    <style:style style:name="Table2.B7" style:family="table-cell">
      <style:table-cell-properties style:vertical-align="" fo:padding="0.0694in" fo:border="2.25pt solid #ffffff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eoisg7cc6lve"/>Risikomanagement</text:p>
      <text:p text:style-name="Standard"/>
      <text:p text:style-name="Heading_20_2"><text:bookmark text:name="_k18a5dc6drh4"/>Risikoarten</text:p>
      <text:p text:style-name="Standard"><text:span text:style-name="T1">Fachliches Risiko</text:span></text:p>
      <text:p text:style-name="Standard">- Vertriebsrisiko: Die App lässt sich nicht gut vertreiben (1)</text:p>
      <text:p text:style-name="Standard">- Finanzrisiko: Keine Investoren für die App &amp; kein Vertrieb der App (2)</text:p>
      <text:p text:style-name="P4"><text:span text:style-name="T1">Strategien zur Mitigation:</text:span></text:p>
      <text:p text:style-name="P4">- zu (1) Marktanalyse durchführen (lassen) oder Marketing outsourcen (a)</text:p>
      <text:p text:style-name="Standard"/>
      <text:p text:style-name="Standard"><text:span text:style-name="T1">Inhärentes Risiko</text:span></text:p>
      <text:p text:style-name="Standard">- Angriffe auf IT-Infrastruktur: Beeinträchtigung des Services durch Einschränkung der Server-Performance (u.a. DDoS) (3)</text:p>
      <text:p text:style-name="Standard">- Angriffe auf Nutzerdaten: Ungewollte Veröffentlichung sensibler Daten (“Data-Leaks”) (4)</text:p>
      <text:p text:style-name="Standard">- Mithören des Datenverkehrs von dritten (5)</text:p>
      <text:p text:style-name="Standard">- Ausfall der IT-Infrastruktur: Ausfall der Infrastruktur von Drittanbietern (6)</text:p>
      <text:p text:style-name="Standard">- Verzögerung im Entwicklungsablauf aufgrund fehlender technischer Kenntnisse über verwendeten Services (7)</text:p>
      <text:p text:style-name="Standard"><text:tab/><text:span text:style-name="T1">Strategien zur Mitigation:</text:span></text:p>
      <text:p text:style-name="Standard"><text:span text:style-name="T1"><text:tab/></text:span>- zu (3) DDoS-Protection (z.B. Cloudflare) (b)</text:p>
      <text:p text:style-name="Standard"><text:tab/>- zu (3) Mehr Serverinfrastruktur für mehr kumulierte Serverleistung (c)</text:p>
      <text:p text:style-name="P5"><text:tab/>- zu (5) Verschlüsselung des Datenverkehrs zwischen Server und Client</text:p>
      <text:p text:style-name="P4">mittels End-to-End Verschlüsselung (d)</text:p>
      <text:p text:style-name="Standard"><text:soft-page-break/></text:p>
      <text:p text:style-name="Standard"><text:span text:style-name="T1">Wesentliches, bedeutendes oder relevantes Risiko</text:span></text:p>
      <text:p text:style-name="Standard">- Verfügbarkeit der verwendeten APIs: Ausfall der Spotify API, <text:s/>Google Books API &amp; Amazon Product Advertising API: Schadenshöhe skaliert exponentiell mit der Ausfallzeit (8) </text:p>
      <text:p text:style-name="P1"/>
      <text:p text:style-name="Standard"><text:span text:style-name="T1">Maximal akzeptables Risiko</text:span></text:p>
      <text:p text:style-name="Standard">- Infrastruktur: Ausfall jeglicher Infrastruktur, der die Kundenzufriedenheit und das Geschäftsergebnis nur marginal negativ beeinflusst (9)</text:p>
      <text:p text:style-name="P1"/>
      <text:p text:style-name="Standard"><text:span text:style-name="T1">Compliance Risiko</text:span></text:p>
      <text:p text:style-name="Standard">- Verstoß gegen API-Richtlinien (10)</text:p>
      <text:p text:style-name="Standard">- Verstoß gegen Werbe-Gesetze (11)</text:p>
      <text:p text:style-name="Standard">- Verstoß gegen die Datenschutzrichtlinien (gerade bei internationaler Verbreitung des Produkts) (12)</text:p>
      <text:p text:style-name="Standard">- Nichteinhalten von etablierten UX-Praktiken oder ähnlichem bei der App-Entwicklung (13)</text:p>
      <text:p text:style-name="Standard">- Verletzung von Produkt Patenten bei der Programmierung der Software (14)</text:p>
      <text:p text:style-name="P1"/>
      <text:p text:style-name="Standard"><text:span text:style-name="T1">Erkennungsrisiko und Bewertungsrisiko</text:span></text:p>
      <text:p text:style-name="Standard">- Nichterkennen von Risiken aufgrund fehlender fachlicher Kenntnisse zu allen Komponenten des Produkts (15)</text:p>
      <text:p text:style-name="Standard">- Verzögerung beim Einholen von Genehmigungen (16)</text:p>
      <text:p text:style-name="Standard">- Unterschätzen der anfallende Kosten (17)</text:p>
      <text:p text:style-name="Standard">- Fehleinschätzung der Produktakzeptanz/Nachfrage aufgrund fehlender (Markt-) Analysen (18)</text:p>
      <text:p text:style-name="P4"><text:span text:style-name="T1">Strategien zur Mitigation:</text:span></text:p>
      <text:p text:style-name="P7"><text:span text:style-name="T2">- zu (15) </text:span>Weiterbildung zu den benötigten Technologien, Konsultation mit erfahreneren Entwicklern (e)</text:p>
      <text:p text:style-name="P7"><text:soft-page-break/>- zu (18) Marktanalyse durchführen (lassen) oder Marketing outsourcen (f)</text:p>
      <text:p text:style-name="P7"/>
      <text:p text:style-name="Standard"><text:span text:style-name="T1">Kontrollrisiko</text:span></text:p>
      <text:p text:style-name="Standard">- DDoS-Protection schützt nur gegen die Auswirkungen einer Attacke (19)</text:p>
      <text:p text:style-name="Standard"/>
      <text:p text:style-name="Standard"><text:span text:style-name="T1">Restrisiko</text:span></text:p>
      <text:p text:style-name="Standard">- nach (a) Fehleinschätzung des Marktes, Nichterreichen von Kunden (20)</text:p>
      <text:p text:style-name="Standard">- nach (b) Eingesetzter DDoS Protection Service schützt nicht ausreichend gegen Attacken, (21)</text:p>
      <text:p text:style-name="Standard">- nach (c) Performance der Infrastruktur wird eingeschränkt (22)</text:p>
      <text:p text:style-name="Standard">- nach (d) Mithören des Datenverkehrs durch Security-Lücken oder Brute-Force Entschlüsselung (23)</text:p>
      <text:p text:style-name="Standard">- nach (e) geringeres Risiko auf eine nicht ausreichende Produktentwicklung durch fehlendes Know How (24)</text:p>
      <text:p text:style-name="Standard">- nach (f) siehe (20)</text:p>
      <text:p text:style-name="Standard"/>
      <text:p text:style-name="P9"><text:bookmark text:name="_dffcwjic9ooa"/>Klassifikation der Risike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<text:span text:style-name="T1">Schadens-</text:span></text:p>
            <text:p text:style-name="P8"><text:span text:style-name="T1">höhe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Sehr hoch</text:p>
          </table:table-cell>
          <table:table-cell table:style-name="Table1.B2" office:value-type="string">
            <text:p text:style-name="P8">6, 23</text:p>
          </table:table-cell>
          <table:table-cell table:style-name="Table1.B2" office:value-type="string">
            <text:p text:style-name="Standard">4, (5)</text:p>
          </table:table-cell>
          <table:table-cell table:style-name="Table1.D2" office:value-type="string">
            <text:p text:style-name="P8">(1)</text:p>
          </table:table-cell>
          <table:table-cell table:style-name="Table1.D2" office:value-type="string">
            <text:p text:style-name="P8"/>
          </table:table-cell>
          <table:table-cell table:style-name="Table1.F2" office:value-type="string">
            <text:p text:style-name="Standard">(15)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2">Hoch</text:p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P8">2, 8, 12, 20</text:p>
          </table:table-cell>
          <table:table-cell table:style-name="Table1.B2" office:value-type="string">
            <text:p text:style-name="P8">(3)</text:p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2">Mittel</text:p>
          </table:table-cell>
          <table:table-cell table:style-name="Table1.B4" office:value-type="string">
            <text:p text:style-name="Standard">11</text:p>
          </table:table-cell>
          <table:table-cell table:style-name="Table1.B2" office:value-type="string">
            <text:p text:style-name="P8">10</text:p>
          </table:table-cell>
          <table:table-cell table:style-name="Table1.B2" office:value-type="string">
            <text:p text:style-name="Standard">14, 19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>(18)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Gering</text:p>
          </table:table-cell>
          <table:table-cell table:style-name="Table1.B4" office:value-type="string">
            <text:p text:style-name="P8">24</text:p>
          </table:table-cell>
          <table:table-cell table:style-name="Table1.B4" office:value-type="string">
            <text:p text:style-name="Standard">9 , 16, 22</text:p>
          </table:table-cell>
          <table:table-cell table:style-name="Table1.B2" office:value-type="string">
            <text:p text:style-name="P8">13, 17</text:p>
          </table:table-cell>
          <table:table-cell table:style-name="Table1.B2" office:value-type="string">
            <text:p text:style-name="P8">7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Unbedeutend</text:p>
          </table:table-cell>
          <table:table-cell table:style-name="Table1.B6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Sehr Unwahrscheinlich</text:p>
          </table:table-cell>
          <table:table-cell table:style-name="Table1.A1" office:value-type="string">
            <text:p text:style-name="P8">Eher Unwahrscheinlich</text:p>
          </table:table-cell>
          <table:table-cell table:style-name="Table1.A1" office:value-type="string">
            <text:p text:style-name="P8">Eher Wahrscheinlich </text:p>
          </table:table-cell>
          <table:table-cell table:style-name="Table1.A1" office:value-type="string">
            <text:p text:style-name="P8">Wahrscheinlich</text:p>
          </table:table-cell>
          <table:table-cell table:style-name="Table1.A1" office:value-type="string">
            <text:p text:style-name="P8">Sehr Wahrscheinlich</text:p>
          </table:table-cell>
          <table:table-cell table:style-name="Table1.A1" office:value-type="string">
            <text:p text:style-name="P2"><text:span text:style-name="T1">Eintritts-</text:span></text:p>
            <text:p text:style-name="P2"><text:span text:style-name="T1">wahrscheinlich-</text:span></text:p>
            <text:p text:style-name="P2"><text:span text:style-name="T1">keit</text:span></text:p>
          </table:table-cell>
        </table:table-row>
      </table:table>
      <text:p text:style-name="P1"/>
      <text:p text:style-name="P1"/>
      <text:p text:style-name="Standard"><text:span text:style-name="T1">Legende </text:span>(Tizian)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8">Sehr Geringes Risiko</text:p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>Geringes Risiko</text:p>
          </table:table-cell>
        </table:table-row>
        <table:table-row table:style-name="Table2.1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>Hohes Risiko</text:p>
          </table:table-cell>
        </table:table-row>
        <table:table-row table:style-name="Table2.1"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8">Sehr Hohes Risiko</text:p>
          </table:table-cell>
        </table:table-row>
        <table:table-row table:style-name="Table2.1"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8">Bestandsgefährdendes Risiko</text:p>
          </table:table-cell>
        </table:table-row>
        <table:table-row table:style-name="Table2.1">
          <table:table-cell table:style-name="Table2.A6" office:value-type="string">
            <text:p text:style-name="P3">x</text:p>
          </table:table-cell>
          <table:table-cell table:style-name="Table2.B6" office:value-type="string">
            <text:p text:style-name="Standard">siehe Risiko (oben)</text:p>
          </table:table-cell>
        </table:table-row>
        <table:table-row table:style-name="Table2.1">
          <table:table-cell table:style-name="Table2.A6" office:value-type="string">
            <text:p text:style-name="P3">(x)</text:p>
          </table:table-cell>
          <table:table-cell table:style-name="Table2.B7" office:value-type="string">
            <text:p text:style-name="Standard">Risiko kann durch bereits definierte Strategien<text:span text:style-name="T3"> zur Mitigation vermindert werd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85" meta:word-count="440" meta:character-count="3278" meta:non-whitespace-character-count="2916"/>
    <meta:generator>LibreOfficeDev/6.0.5.2$Linux_X86_64 LibreOffice_project/</meta:generator>
  </office:meta>
</office:document-meta>
</file>